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row table:style-name="ro1">
          <table:table-cell office:value-type="float" office:value="149874">
            <text:p>149874.00</text:p>
          </table:table-cell>
          <table:table-cell office:value-type="float" office:value="136320">
            <text:p>136320.00</text:p>
          </table:table-cell>
          <table:table-cell table:formula="oooc:=(([.B1]-[.A1])/[.A1])*100" office:value-type="float" office:value="-9.04359662116178">
            <text:p>-9.04</text:p>
          </table:table-cell>
        </table:table-row>
        <table:table-row table:style-name="ro1">
          <table:table-cell office:value-type="float" office:value="118453">
            <text:p>118453.00</text:p>
          </table:table-cell>
          <table:table-cell office:value-type="float" office:value="109907">
            <text:p>109907.00</text:p>
          </table:table-cell>
          <table:table-cell table:formula="oooc:=(([.B2]-[.A2])/[.A2])*100" office:value-type="float" office:value="-7.21467586300052">
            <text:p>-7.21</text:p>
          </table:table-cell>
        </table:table-row>
        <table:table-row table:style-name="ro1">
          <table:table-cell office:value-type="float" office:value="95829">
            <text:p>95829.00</text:p>
          </table:table-cell>
          <table:table-cell office:value-type="float" office:value="86980">
            <text:p>86980.00</text:p>
          </table:table-cell>
          <table:table-cell table:formula="oooc:=(([.B3]-[.A3])/[.A3])*100" office:value-type="float" office:value="-9.23415667491052">
            <text:p>-9.23</text:p>
          </table:table-cell>
        </table:table-row>
        <table:table-row table:style-name="ro1">
          <table:table-cell office:value-type="float" office:value="83102">
            <text:p>83102.00</text:p>
          </table:table-cell>
          <table:table-cell office:value-type="float" office:value="77794">
            <text:p>77794.00</text:p>
          </table:table-cell>
          <table:table-cell table:formula="oooc:=(([.B4]-[.A4])/[.A4])*100" office:value-type="float" office:value="-6.38733123149864">
            <text:p>-6.39</text:p>
          </table:table-cell>
        </table:table-row>
        <table:table-row table:style-name="ro1">
          <table:table-cell office:value-type="float" office:value="71775">
            <text:p>71775.00</text:p>
          </table:table-cell>
          <table:table-cell office:value-type="float" office:value="65994">
            <text:p>65994.00</text:p>
          </table:table-cell>
          <table:table-cell table:formula="oooc:=(([.B5]-[.A5])/[.A5])*100" office:value-type="float" office:value="-8.05433646812957">
            <text:p>-8.05</text:p>
          </table:table-cell>
        </table:table-row>
        <table:table-row table:style-name="ro1">
          <table:table-cell office:value-type="float" office:value="64791">
            <text:p>64791.00</text:p>
          </table:table-cell>
          <table:table-cell office:value-type="float" office:value="61108">
            <text:p>61108.00</text:p>
          </table:table-cell>
          <table:table-cell table:formula="oooc:=(([.B6]-[.A6])/[.A6])*100" office:value-type="float" office:value="-5.68443147968082">
            <text:p>-5.68</text:p>
          </table:table-cell>
        </table:table-row>
        <table:table-row table:style-name="ro1">
          <table:table-cell office:value-type="float" office:value="57685">
            <text:p>57685.00</text:p>
          </table:table-cell>
          <table:table-cell office:value-type="float" office:value="53799">
            <text:p>53799.00</text:p>
          </table:table-cell>
          <table:table-cell table:formula="oooc:=(([.B7]-[.A7])/[.A7])*100" office:value-type="float" office:value="-6.73658663430701">
            <text:p>-6.74</text:p>
          </table:table-cell>
        </table:table-row>
        <table:table-row table:style-name="ro1">
          <table:table-cell office:value-type="float" office:value="53737">
            <text:p>53737.00</text:p>
          </table:table-cell>
          <table:table-cell office:value-type="float" office:value="50758">
            <text:p>50758.00</text:p>
          </table:table-cell>
          <table:table-cell table:formula="oooc:=(([.B8]-[.A8])/[.A8])*100" office:value-type="float" office:value="-5.54366637512329">
            <text:p>-5.54</text:p>
          </table:table-cell>
        </table:table-row>
        <table:table-row table:style-name="ro1">
          <table:table-cell office:value-type="float" office:value="48735">
            <text:p>48735.00</text:p>
          </table:table-cell>
          <table:table-cell office:value-type="float" office:value="45651">
            <text:p>45651.00</text:p>
          </table:table-cell>
          <table:table-cell table:formula="oooc:=(([.B9]-[.A9])/[.A9])*100" office:value-type="float" office:value="-6.32810095413974">
            <text:p>-6.33</text:p>
          </table:table-cell>
        </table:table-row>
        <table:table-row table:style-name="ro1">
          <table:table-cell office:value-type="float" office:value="45999">
            <text:p>45999.00</text:p>
          </table:table-cell>
          <table:table-cell office:value-type="float" office:value="43563">
            <text:p>43563.00</text:p>
          </table:table-cell>
          <table:table-cell table:formula="oooc:=(([.B10]-[.A10])/[.A10])*100" office:value-type="float" office:value="-5.29576729928912">
            <text:p>-5.30</text:p>
          </table:table-cell>
        </table:table-row>
        <table:table-row table:style-name="ro1">
          <table:table-cell table:formula="oooc:=SUM([.A1:.A10])" office:value-type="float" office:value="789980">
            <text:p>789980.00</text:p>
          </table:table-cell>
          <table:table-cell table:formula="oooc:=SUM([.B1:.B10])" office:value-type="float" office:value="731874">
            <text:p>731874.00</text:p>
          </table:table-cell>
          <table:table-cell table:formula="oooc:=(([.B11]-[.A11])/[.A11])*100" office:value-type="float" office:value="-7.35537608547052">
            <text:p>-7.36</text:p>
          </table:table-cell>
        </table:table-row>
        <table:table-row table:style-name="ro1" table:number-rows-repeated="65524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6">26/03/2007</text:date>, <text:time>07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3-26T07:29:11</meta:creation-date>
    <dc:date>2007-03-26T07:34:27</dc:date>
    <dc:language>en-US</dc:language>
    <meta:editing-cycles>3</meta:editing-cycles>
    <meta:editing-duration>PT5M15S</meta:editing-duration>
    <meta:user-defined meta:name="Info 1"/>
    <meta:user-defined meta:name="Info 2"/>
    <meta:user-defined meta:name="Info 3"/>
    <meta:user-defined meta:name="Info 4"/>
    <meta:document-statistic meta:table-count="1" meta:cell-count="33"/>
  </office:meta>
</office:document-meta>
</file>